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style:font-size-asian="9.5pt" style:font-name-complex="Consolas1" style:font-size-complex="9.5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GB" style:font-size-asian="9.5pt" style:font-name-complex="Consolas1" style:font-size-complex="9.5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color="#ff0000" fo:language="en" fo:country="GB"/>
    </style:style>
    <style:style style:name="T3" style:family="text">
      <style:text-properties fo:color="#00b0f0" fo:language="en" fo:country="GB"/>
    </style:style>
    <style:style style:name="T4" style:family="text">
      <style:text-properties fo:color="#92d050" fo:language="en" fo:country="GB"/>
    </style:style>
    <style:style style:name="T5" style:family="text">
      <style:text-properties fo:color="#92d050"/>
    </style:style>
    <style:style style:name="T6" style:family="text">
      <style:text-properties fo:color="#ffc000" fo:language="en" fo:country="GB"/>
    </style:style>
    <style:style style:name="T7" style:family="text">
      <style:text-properties fo:color="#ffc000"/>
    </style:style>
    <style:style style:name="T8" style:family="text">
      <style:text-properties fo:color="#000000" style:font-name="Consolas" fo:font-size="9.5pt" fo:language="en" fo:country="GB" style:font-size-asian="9.5pt" style:font-name-complex="Consolas1" style:font-size-complex="9.5pt"/>
    </style:style>
    <style:style style:name="T9" style:family="text">
      <style:text-properties fo:color="#000000" style:font-name="Consolas" fo:font-size="9.5pt" style:font-size-asian="9.5pt" style:font-name-complex="Consolas1" style:font-size-complex="9.5pt"/>
    </style:style>
    <style:style style:name="T10" style:family="text">
      <style:text-properties fo:color="#2b91af" style:font-name="Consolas" fo:font-size="9.5pt" style:font-size-asian="9.5pt" style:font-name-complex="Consolas1" style:font-size-complex="9.5pt"/>
    </style:style>
    <style:style style:name="T11" style:family="text">
      <style:text-properties fo:color="#2b91af" style:font-name="Consolas" fo:font-size="9.5pt" fo:language="en" fo:country="GB" style:font-size-asian="9.5pt" style:font-name-complex="Consolas1" style:font-size-complex="9.5pt"/>
    </style:style>
    <style:style style:name="T12" style:family="text">
      <style:text-properties fo:color="#a31515" style:font-name="Consolas" fo:font-size="9.5pt" style:font-size-asian="9.5pt" style:font-name-complex="Consolas1" style:font-size-complex="9.5pt"/>
    </style:style>
    <style:style style:name="T13" style:family="text">
      <style:text-properties fo:color="#a31515" style:font-name="Consolas" fo:font-size="9.5pt" fo:language="en" fo:country="GB" style:font-size-asian="9.5pt" style:font-name-complex="Consolas1" style:font-size-complex="9.5pt"/>
    </style:style>
    <style:style style:name="T14" style:family="text">
      <style:text-properties fo:color="#0000ff" style:font-name="Consolas" fo:font-size="9.5pt" style:font-size-asian="9.5pt" style:font-name-complex="Consolas1" style:font-size-complex="9.5pt"/>
    </style:style>
    <style:style style:name="T15" style:family="text">
      <style:text-properties fo:color="#0000ff" style:font-name="Consolas" fo:font-size="9.5pt" fo:language="en" fo:country="GB" style:font-size-asian="9.5pt" style:font-name-complex="Consolas1" style:font-size-complex="9.5pt"/>
    </style:style>
    <style:style style:name="T16" style:family="text">
      <style:text-properties fo:color="#008080" style:font-name="Consolas" fo:font-size="9.5pt" style:font-size-asian="9.5pt" style:font-name-complex="Consolas1" style:font-size-complex="9.5pt"/>
    </style:style>
    <style:style style:name="T17" style:family="text">
      <style:text-properties fo:color="#008080" style:font-name="Consolas" fo:font-size="9.5pt" fo:language="en" fo:country="GB" style:font-size-asian="9.5pt" style:font-name-complex="Consolas1" style:font-size-complex="9.5pt"/>
    </style:style>
    <style:style style:name="T18" style:family="text">
      <style:text-properties fo:color="#808080" style:font-name="Consolas" fo:font-size="9.5pt" fo:language="en" fo:country="GB" style:font-size-asian="9.5pt" style:font-name-complex="Consolas1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<text:tab/>DOS<text:tab/>RE<text:tab/>RES<text:tab/>MI<text:tab/>FA<text:tab/>FAS<text:tab/>SOL<text:tab/>SOLS<text:tab/>LA<text:tab/>LAS<text:tab/>SI</text:p>
      <text:p text:style-name="Standard"><text:span text:style-name="T1">0<text:tab/>1<text:tab/>2<text:tab/>3<text:tab/>4<text:tab/>5<text:tab/>6<text:tab/>7<text:tab/>8<text:tab/>9<text:tab/>10<text:tab/>11</text:span></text:p>
      <text:p text:style-name="P1"/>
      <text:p text:style-name="Standard"><text:span text:style-name="T2">I<text:tab/>[0, 4, 7]<text:tab/><text:tab/><text:tab/>[0, 4, 7]</text:span></text:p>
      <text:p text:style-name="Standard"><text:span text:style-name="T3">II<text:tab/>[2, 5, 9]<text:tab/><text:tab/><text:tab/>[0, 3, 7]</text:span></text:p>
      <text:p text:style-name="Standard"><text:span text:style-name="T2">II6<text:tab/>[1, 5, 8]<text:tab/><text:tab/><text:tab/>[0, 4, 7]</text:span></text:p>
      <text:p text:style-name="Standard"><text:span text:style-name="T2">IV<text:tab/>[5, 9, 0]<text:tab/><text:tab/><text:tab/>[0, 4, 7]</text:span></text:p>
      <text:p text:style-name="Standard"><text:span text:style-name="T4">V<text:tab/>[7, 11, 2, 5]<text:tab/><text:tab/>[0, 4, 7, 10]</text:span></text:p>
      <text:p text:style-name="Standard"><text:span text:style-name="T1">V9<text:tab/>[7, 11, 5, 8]<text:tab/><text:tab/>[0, 4, 10, 1]</text:span></text:p>
      <text:p text:style-name="Standard"><text:span text:style-name="T3">VI<text:tab/>[9, 0, 4]<text:tab/><text:tab/><text:tab/>[0, 3, 7]</text:span></text:p>
      <text:p text:style-name="Standard"><text:span text:style-name="T6">VII<text:tab/>[11, 2, 5, 8]<text:tab/><text:tab/>[0, 3, 6, 9]</text:span></text:p>
      <text:p text:style-name="Standard"><text:span text:style-name="T4">V_II<text:tab/>[9, 1, 4, 7]<text:tab/><text:tab/>[0, 4, 7, 10]</text:span></text:p>
      <text:p text:style-name="Standard"><text:span text:style-name="T6">VII_II<text:tab/>[1, 4, 7, 10]<text:tab/><text:tab/>[0, 3, 6, 9]</text:span></text:p>
      <text:p text:style-name="Standard"><text:span text:style-name="T4">V_IV<text:tab/>[0, 4, 7, 10]<text:tab/><text:tab/>[0, 4, 7, 10]</text:span></text:p>
      <text:p text:style-name="Standard"><text:span text:style-name="T6">VII_IV<text:tab/>[4, 7, 10, 1]<text:tab/><text:tab/>[0, 3, 6, 9]</text:span></text:p>
      <text:p text:style-name="Standard"><text:span text:style-name="T4">V_V<text:tab/>[2, 6, 9, 0]<text:tab/><text:tab/>[0, 4, 7, 10]</text:span></text:p>
      <text:p text:style-name="Standard"><text:span text:style-name="T7">VII_V<text:tab/>[6, 9, 0, 3]<text:tab/><text:tab/>[0, 3, 6, 9]</text:span></text:p>
      <text:p text:style-name="Standard"><text:span text:style-name="T5">V_VI<text:tab/>[4, 8, 11, 2]<text:tab/><text:tab/>[0, 4, 7, 10]</text:span></text:p>
      <text:p text:style-name="Standard"><text:span text:style-name="T7">VII_VI<text:tab/>[8, 11, 2, 5]<text:tab/><text:tab/>[0, 3, 6, 9]</text:span></text:p>
      <text:p text:style-name="Standard"/>
      <text:p text:style-name="Standard"/>
      <text:p text:style-name="Standard">DO<text:tab/>DOS<text:tab/>RE<text:tab/>RES<text:tab/>MI<text:tab/>FA<text:tab/>FAS<text:tab/>SOL<text:tab/>SOLS<text:tab/>LA<text:tab/>LAS<text:tab/>SI</text:p>
      <text:p text:style-name="Standard"><text:span text:style-name="T1">0<text:tab/>1<text:tab/>2<text:tab/>3<text:tab/>4<text:tab/>5<text:tab/>6<text:tab/>7<text:tab/>8<text:tab/>9<text:tab/>10<text:tab/>11</text:span></text:p>
      <text:p text:style-name="P1"/>
      <text:p text:style-name="Standard"><text:span text:style-name="T1">I<text:tab/>[0, 4, 7]</text:span></text:p>
      <text:p text:style-name="Standard"><text:span text:style-name="T1">II<text:tab/>[2, 5, 9]</text:span></text:p>
      <text:p text:style-name="Standard"><text:span text:style-name="T1">10, 2, 5</text:span></text:p>
      <text:p text:style-name="Standard"><text:span text:style-name="T1">IV<text:tab/>[5, 9, 0]</text:span></text:p>
      <text:p text:style-name="Standard"><text:span text:style-name="T1">V<text:tab/>[7, 11, 2, 5]</text:span></text:p>
      <text:p text:style-name="Standard"><text:span text:style-name="T1">V9<text:tab/>[7, 11, 5, 9]</text:span></text:p>
      <text:p text:style-name="Standard"><text:span text:style-name="T1">VI<text:tab/>[9, 0, 4]</text:span></text:p>
      <text:p text:style-name="Standard"><text:soft-page-break/><text:span text:style-name="T1">VII<text:tab/>[11, 2, 5, 9]</text:span></text:p>
      <text:p text:style-name="Standard"><text:span text:style-name="T1">V_IV<text:tab/>[]</text:span></text:p>
      <text:p text:style-name="Standard"><text:span text:style-name="T1">V_V<text:tab/>[]</text:span></text:p>
      <text:p text:style-name="Standard"><text:span text:style-name="T1">V_VI<text:tab/>[]</text:span></text:p>
      <text:p text:style-name="P1"/>
      <text:p text:style-name="P1"/>
      <text:p text:style-name="P2"><text:span text:style-name="T8">main()</text:span></text:p>
      <text:p text:style-name="P2"><text:span text:style-name="T9">{</text:span></text:p>
      <text:p text:style-name="P2"><text:span text:style-name="T9"><text:tab/>std::</text:span><text:span text:style-name="T10">string</text:span><text:span text:style-name="T9"> tonalidad = </text:span><text:span text:style-name="T12">"tono"</text:span><text:span text:style-name="T9">;</text:span></text:p>
      <text:p text:style-name="P2"><text:span text:style-name="T9"><text:tab/></text:span><text:span text:style-name="T14">int</text:span><text:span text:style-name="T9"> tono = 13;</text:span></text:p>
      <text:p text:style-name="P2"><text:span text:style-name="T9"><text:tab/>std::cout </text:span><text:span text:style-name="T16">&lt;&lt;</text:span><text:span text:style-name="T9"> </text:span><text:span text:style-name="T12">"Introduzca la tonalidad\n"</text:span><text:span text:style-name="T9">;</text:span></text:p>
      <text:p text:style-name="P2"><text:span text:style-name="T9"><text:tab/>std::cin </text:span><text:span text:style-name="T16">&gt;&gt;</text:span><text:span text:style-name="T9"> tonalidad;</text:span></text:p>
      <text:p text:style-name="P2"><text:span text:style-name="T9"><text:tab/><text:tab/></text:span><text:span text:style-name="T14">if</text:span><text:span text:style-name="T9"> (tonalidad </text:span><text:span text:style-name="T16">==</text:span><text:span text:style-name="T9"> </text:span><text:span text:style-name="T12">"b#"</text:span><text:span text:style-name="T9"> || </text:span><text:span text:style-name="T12">"c"</text:span><text:span text:style-name="T9"> || </text:span><text:span text:style-name="T12">"dbb"</text:span><text:span text:style-name="T9">) tono = 0;</text:span></text:p>
      <text:p text:style-name="P2"><text:span text:style-name="T9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c#"</text:span><text:span text:style-name="T8"> || </text:span><text:span text:style-name="T13">"db"</text:span><text:span text:style-name="T8">)tono = 1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c##"</text:span><text:span text:style-name="T8"> || </text:span><text:span text:style-name="T13">"d"</text:span><text:span text:style-name="T8"> || </text:span><text:span text:style-name="T13">"ebb"</text:span><text:span text:style-name="T8">) tono = 2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d#"</text:span><text:span text:style-name="T8"> || </text:span><text:span text:style-name="T13">"eb"</text:span><text:span text:style-name="T8">) tono = 3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d##"</text:span><text:span text:style-name="T8"> || </text:span><text:span text:style-name="T13">"e"</text:span><text:span text:style-name="T8"> || </text:span><text:span text:style-name="T13">"fb"</text:span><text:span text:style-name="T8">) tono = 4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e#"</text:span><text:span text:style-name="T8"> || </text:span><text:span text:style-name="T13">"f"</text:span><text:span text:style-name="T8"> || </text:span><text:span text:style-name="T13">"gbb"</text:span><text:span text:style-name="T8">) tono = 5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f#"</text:span><text:span text:style-name="T8"> || </text:span><text:span text:style-name="T13">"gb"</text:span><text:span text:style-name="T8">) tono = 6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f##"</text:span><text:span text:style-name="T8"> || </text:span><text:span text:style-name="T13">"g"</text:span><text:span text:style-name="T8"> || </text:span><text:span text:style-name="T13">"abb"</text:span><text:span text:style-name="T8">) tono = 7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g#"</text:span><text:span text:style-name="T8"> || </text:span><text:span text:style-name="T13">"ab"</text:span><text:span text:style-name="T8">) tono = 8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g##"</text:span><text:span text:style-name="T8"> || </text:span><text:span text:style-name="T13">"a"</text:span><text:span text:style-name="T8"> || </text:span><text:span text:style-name="T13">"bbb"</text:span><text:span text:style-name="T8">) tono = 9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a#"</text:span><text:span text:style-name="T8"> || </text:span><text:span text:style-name="T13">"bb"</text:span><text:span text:style-name="T8">) tono = 10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a##"</text:span><text:span text:style-name="T8"> || </text:span><text:span text:style-name="T13">"b"</text:span><text:span text:style-name="T8"> || </text:span><text:span text:style-name="T13">"cb"</text:span><text:span text:style-name="T8">) tono = 11;</text:span></text:p>
      <text:p text:style-name="P2"><text:span text:style-name="T8"><text:tab/><text:tab/></text:span><text:span text:style-name="T14">else</text:span><text:span text:style-name="T9"> std::cout </text:span><text:span text:style-name="T16">&lt;&lt;</text:span><text:span text:style-name="T9"> </text:span><text:span text:style-name="T12">"Tonalidad incorrectamente introducida\n"</text:span><text:span text:style-name="T9">;</text:span></text:p>
      <text:p text:style-name="P3"/>
      <text:p text:style-name="P2"><text:span text:style-name="T9"><text:tab/></text:span><text:span text:style-name="T14">int</text:span><text:span text:style-name="T9"> Ia = 0 + tono, Ib = 4 + tono, Ic = 7 + tono;</text:span></text:p>
      <text:p text:style-name="P2"><text:span text:style-name="T9"><text:tab/></text:span><text:span text:style-name="T14">int</text:span><text:span text:style-name="T9"> IIa = 2 + tono, IIb = 5 + tono, IIc = 9 + tono;</text:span></text:p>
      <text:p text:style-name="P2"><text:span text:style-name="T9"><text:tab/></text:span><text:span text:style-name="T14">int</text:span><text:span text:style-name="T9"> II6a = 1 + tono, II6b = 5 + tono, II6c = 8 + tono;</text:span></text:p>
      <text:p text:style-name="P2"><text:span text:style-name="T9"><text:tab/></text:span><text:span text:style-name="T14">int</text:span><text:span text:style-name="T9"> IVa = 5 + tono, IVb = 9 + tono, IVc = 0 + tono;</text:span></text:p>
      <text:p text:style-name="P2"><text:span text:style-name="T9"><text:tab/></text:span><text:span text:style-name="T14">int</text:span><text:span text:style-name="T9"> Va = 7 + tono, Vb = 11 + tono, Vc = 2 + tono, Vd = 5 + tono;</text:span></text:p>
      <text:p text:style-name="P2"><text:span text:style-name="T9"><text:tab/></text:span><text:span text:style-name="T14">int</text:span><text:span text:style-name="T9"> V9a = 7 + tono, V9b = 11 + tono, V9c = 5 + tono, V9d = 8 + tono;</text:span></text:p>
      <text:p text:style-name="P2"><text:span text:style-name="T9"><text:tab/></text:span><text:span text:style-name="T14">int</text:span><text:span text:style-name="T9"> VIa = 9 + tono, VIb = 0 + tono, VIc = 4 + tono;</text:span></text:p>
      <text:p text:style-name="P2"><text:span text:style-name="T9"><text:tab/></text:span><text:span text:style-name="T14">int</text:span><text:span text:style-name="T9"> VIIa = 11 + tono, VIIb = 2 + tono, VIIc = 5 + tono, VIId = 8 + tono;</text:span></text:p>
      <text:p text:style-name="P3"/>
      <text:p text:style-name="P2"><text:span text:style-name="T9"><text:tab/></text:span><text:span text:style-name="T14">int</text:span><text:span text:style-name="T9"> V_IIa = 9 + tono, V_IIb = 1 + tono, V_IIc = 4 + tono, V_IId = 7 + tono;</text:span></text:p>
      <text:p text:style-name="P2"><text:span text:style-name="T9"><text:tab/></text:span><text:span text:style-name="T14">int</text:span><text:span text:style-name="T9"> VII_IIa = 1 + tono, VII_IIb = 4 + tono, VII_IIc = 7 + tono, VII_IId = 10 + tono;</text:span></text:p>
      <text:p text:style-name="P2"><text:span text:style-name="T9"><text:tab/></text:span><text:span text:style-name="T14">int</text:span><text:span text:style-name="T9"> V_IVa = 0 + tono, V_IVb = 4 + tono, V_IVc = 7 + tono, V_IVd = 10 + tono;</text:span></text:p>
      <text:p text:style-name="P2"><text:span text:style-name="T9"><text:tab/></text:span><text:span text:style-name="T14">int</text:span><text:span text:style-name="T9"> VII_IVa = 4 + tono, VII_IVb = 7 + tono, VII_IVc = 10 + tono, VII_IVd = 1 + tono;</text:span></text:p>
      <text:p text:style-name="P2"><text:span text:style-name="T9"><text:tab/></text:span><text:span text:style-name="T14">int</text:span><text:span text:style-name="T9"> V_Va = 2 + tono, V_Vb = 6 + tono, V_Vc = 9 + tono, V_Vd = 0 + tono;</text:span></text:p>
      <text:p text:style-name="P2"><text:span text:style-name="T9"><text:tab/></text:span><text:span text:style-name="T14">int</text:span><text:span text:style-name="T9"> VII_Va = 6 + tono, VII_Vb = 9 + tono, VII_Vc = 0 + tono, VII_Vd = 3 + tono;</text:span></text:p>
      <text:p text:style-name="P2"><text:span text:style-name="T9"><text:tab/></text:span><text:span text:style-name="T14">int</text:span><text:span text:style-name="T9"> V_VIa = 4 + tono, V_VIb = 8 + tono, V_VIc = 11 + tono, V_VId = 2 + tono;</text:span></text:p>
      <text:p text:style-name="P2"><text:span text:style-name="T9"><text:tab/></text:span><text:span text:style-name="T14">int</text:span><text:span text:style-name="T9"> VII_VIa = 8 + tono, VII_VIb = 11 + tono, VII_VIc = 2 + tono, VII_VId = 5 + tono;</text:span></text:p>
      <text:p text:style-name="P3"/>
      <text:p text:style-name="P3"/>
      <text:p text:style-name="P2"><text:span text:style-name="T9"><text:tab/></text:span><text:span text:style-name="T8">std::</text:span><text:span text:style-name="T11">string</text:span><text:span text:style-name="T8"> notaletra;</text:span></text:p>
      <text:p text:style-name="P2"><text:span text:style-name="T8"><text:tab/></text:span><text:span text:style-name="T15">int</text:span><text:span text:style-name="T8"> nota = 13;</text:span></text:p>
      <text:p text:style-name="P2"><text:span text:style-name="T8"><text:tab/></text:span><text:span text:style-name="T9">std::cout </text:span><text:span text:style-name="T16">&lt;&lt;</text:span><text:span text:style-name="T9"> </text:span><text:span text:style-name="T12">"Introduzca la nota\n"</text:span><text:span text:style-name="T9">;</text:span></text:p>
      <text:p text:style-name="P2"><text:soft-page-break/><text:span text:style-name="T9"><text:tab/>std::cin </text:span><text:span text:style-name="T16">&gt;&gt;</text:span><text:span text:style-name="T9"> notaletra;</text:span></text:p>
      <text:p text:style-name="P3"/>
      <text:p text:style-name="P2"><text:span text:style-name="T9"><text:tab/><text:tab/></text:span><text:span text:style-name="T14">if</text:span><text:span text:style-name="T9"> (notaletra </text:span><text:span text:style-name="T16">==</text:span><text:span text:style-name="T9"> </text:span><text:span text:style-name="T12">"b#"</text:span><text:span text:style-name="T9"> || </text:span><text:span text:style-name="T12">"c"</text:span><text:span text:style-name="T9"> || </text:span><text:span text:style-name="T12">"dbb"</text:span><text:span text:style-name="T9">) nota = 0;</text:span></text:p>
      <text:p text:style-name="P2"><text:span text:style-name="T9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c#"</text:span><text:span text:style-name="T8"> || </text:span><text:span text:style-name="T13">"db"</text:span><text:span text:style-name="T8">) nota = 1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c##"</text:span><text:span text:style-name="T8"> || </text:span><text:span text:style-name="T13">"d"</text:span><text:span text:style-name="T8"> || </text:span><text:span text:style-name="T13">"ebb"</text:span><text:span text:style-name="T8">) nota = 2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d#"</text:span><text:span text:style-name="T8"> || </text:span><text:span text:style-name="T13">"eb"</text:span><text:span text:style-name="T8">) nota = 3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d##"</text:span><text:span text:style-name="T8"> || </text:span><text:span text:style-name="T13">"e"</text:span><text:span text:style-name="T8"> || </text:span><text:span text:style-name="T13">"fb"</text:span><text:span text:style-name="T8">) nota = 4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e#"</text:span><text:span text:style-name="T8"> || </text:span><text:span text:style-name="T13">"f"</text:span><text:span text:style-name="T8"> || </text:span><text:span text:style-name="T13">"gbb"</text:span><text:span text:style-name="T8">) nota = 5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f#"</text:span><text:span text:style-name="T8"> || </text:span><text:span text:style-name="T13">"gb"</text:span><text:span text:style-name="T8">) nota = 6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f##"</text:span><text:span text:style-name="T8"> || </text:span><text:span text:style-name="T13">"g"</text:span><text:span text:style-name="T8"> || </text:span><text:span text:style-name="T13">"abb"</text:span><text:span text:style-name="T8">) nota = 7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g#"</text:span><text:span text:style-name="T8"> || </text:span><text:span text:style-name="T13">"ab"</text:span><text:span text:style-name="T8">) nota = 8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g##"</text:span><text:span text:style-name="T8"> || </text:span><text:span text:style-name="T13">"a"</text:span><text:span text:style-name="T8"> || </text:span><text:span text:style-name="T13">"bbb"</text:span><text:span text:style-name="T8">) nota = 9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a#"</text:span><text:span text:style-name="T8"> || </text:span><text:span text:style-name="T13">"bb"</text:span><text:span text:style-name="T8">) nota = 10;</text:span></text:p>
      <text:p text:style-name="P2"><text:span text:style-name="T8"><text:tab/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a##"</text:span><text:span text:style-name="T8"> || </text:span><text:span text:style-name="T13">"b"</text:span><text:span text:style-name="T8"> || </text:span><text:span text:style-name="T13">"cb"</text:span><text:span text:style-name="T8">) nota = 11;</text:span></text:p>
      <text:p text:style-name="P2"><text:span text:style-name="T8"><text:tab/><text:tab/></text:span><text:span text:style-name="T14">else</text:span><text:span text:style-name="T9"> std::cout </text:span><text:span text:style-name="T16">&lt;&lt;</text:span><text:span text:style-name="T9"> </text:span><text:span text:style-name="T12">"Nota incorrectamente introducida\n"</text:span><text:span text:style-name="T9">;</text:span></text:p>
      <text:p text:style-name="P3"/>
      <text:p text:style-name="P2"><text:span text:style-name="T9"><text:tab/></text:span><text:span text:style-name="T8">std::cout </text:span><text:span text:style-name="T17">&lt;&lt;</text:span><text:span text:style-name="T8"> </text:span><text:span text:style-name="T13">'\n'</text:span><text:span text:style-name="T8">;</text:span></text:p>
      <text:p text:style-name="P2"><text:span text:style-name="T8"><text:tab/></text:span><text:span text:style-name="T15">if</text:span><text:span text:style-name="T8"> (Ia || Ib || Ic % 12 == nota) std::cout </text:span><text:span text:style-name="T17">&lt;&lt;</text:span><text:span text:style-name="T8"> </text:span><text:span text:style-name="T13">"I\n"</text:span><text:span text:style-name="T8">;</text:span></text:p>
      <text:p text:style-name="P2"><text:span text:style-name="T8"><text:tab/></text:span><text:span text:style-name="T15">if</text:span><text:span text:style-name="T8"> (IIa || IIb || IIc % 12 == nota) std::cout </text:span><text:span text:style-name="T17">&lt;&lt;</text:span><text:span text:style-name="T8"> </text:span><text:span text:style-name="T13">"II\n"</text:span><text:span text:style-name="T8">;</text:span></text:p>
      <text:p text:style-name="P2"><text:span text:style-name="T8"><text:tab/></text:span><text:span text:style-name="T15">if</text:span><text:span text:style-name="T8"> (II6a || II6b || II6c % 12 == nota) std::cout </text:span><text:span text:style-name="T17">&lt;&lt;</text:span><text:span text:style-name="T8"> </text:span><text:span text:style-name="T13">"II6\n"</text:span><text:span text:style-name="T8">;</text:span></text:p>
      <text:p text:style-name="P2"><text:span text:style-name="T8"><text:tab/></text:span><text:span text:style-name="T15">if</text:span><text:span text:style-name="T8"> (IVa || IVb || IVc % 12 == nota) std::cout </text:span><text:span text:style-name="T17">&lt;&lt;</text:span><text:span text:style-name="T8"> </text:span><text:span text:style-name="T13">"IV\n"</text:span><text:span text:style-name="T8">;</text:span></text:p>
      <text:p text:style-name="P2"><text:span text:style-name="T8"><text:tab/></text:span><text:span text:style-name="T15">if</text:span><text:span text:style-name="T8"> (Va || Vb || Vc || Vd % 12 == nota) std::cout </text:span><text:span text:style-name="T17">&lt;&lt;</text:span><text:span text:style-name="T8"> </text:span><text:span text:style-name="T13">"V\n"</text:span><text:span text:style-name="T8">;</text:span></text:p>
      <text:p text:style-name="P2"><text:span text:style-name="T8"><text:tab/></text:span><text:span text:style-name="T15">if</text:span><text:span text:style-name="T8"> (V9a || V9b || V9c || V9d % 12 == nota) std::cout </text:span><text:span text:style-name="T17">&lt;&lt;</text:span><text:span text:style-name="T8"> </text:span><text:span text:style-name="T13">"V9\n"</text:span><text:span text:style-name="T8">;</text:span></text:p>
      <text:p text:style-name="P2"><text:span text:style-name="T8"><text:tab/></text:span><text:span text:style-name="T15">if</text:span><text:span text:style-name="T8"> (VIa || VIb || VIc % 12 == nota) std::cout </text:span><text:span text:style-name="T17">&lt;&lt;</text:span><text:span text:style-name="T8"> </text:span><text:span text:style-name="T13">"VI\n"</text:span><text:span text:style-name="T8">;</text:span></text:p>
      <text:p text:style-name="P2"><text:span text:style-name="T8"><text:tab/></text:span><text:span text:style-name="T15">if</text:span><text:span text:style-name="T8"> (VIIa || VIIb || VIIc || VIId % 12 == nota) std::cout </text:span><text:span text:style-name="T17">&lt;&lt;</text:span><text:span text:style-name="T8"> </text:span><text:span text:style-name="T13">"VII\n"</text:span><text:span text:style-name="T8">;</text:span></text:p>
      <text:p text:style-name="P4"/>
      <text:p text:style-name="P2"><text:span text:style-name="T8"><text:tab/></text:span><text:span text:style-name="T15">if</text:span><text:span text:style-name="T8"> (V_IIa || V_IIb || V_IIc || V_IId % 12 == nota) std::cout </text:span><text:span text:style-name="T17">&lt;&lt;</text:span><text:span text:style-name="T8"> </text:span><text:span text:style-name="T13">"V/II\n"</text:span><text:span text:style-name="T8">;</text:span></text:p>
      <text:p text:style-name="P2"><text:span text:style-name="T8"><text:tab/></text:span><text:span text:style-name="T15">if</text:span><text:span text:style-name="T8"> (VII_IIa || VII_IIb || VII_IIc || VII_IId % 12 == nota) std::cout </text:span><text:span text:style-name="T17">&lt;&lt;</text:span><text:span text:style-name="T8"> </text:span><text:span text:style-name="T13">"VII/II\n"</text:span><text:span text:style-name="T8">;</text:span></text:p>
      <text:p text:style-name="P2"><text:span text:style-name="T8"><text:tab/></text:span><text:span text:style-name="T15">if</text:span><text:span text:style-name="T8"> (V_IVa || V_IVb || V_IVc || V_IVd % 12 == nota) std::cout </text:span><text:span text:style-name="T17">&lt;&lt;</text:span><text:span text:style-name="T8"> </text:span><text:span text:style-name="T13">"V/IV\n"</text:span><text:span text:style-name="T8">;</text:span></text:p>
      <text:p text:style-name="P2"><text:span text:style-name="T8"><text:tab/></text:span><text:span text:style-name="T15">if</text:span><text:span text:style-name="T8"> (VII_IVa || VII_IVb || VII_IVc || VII_IVd % 12 == nota) std::cout </text:span><text:span text:style-name="T17">&lt;&lt;</text:span><text:span text:style-name="T8"> </text:span><text:span text:style-name="T13">"VII/IV\n"</text:span><text:span text:style-name="T8">;</text:span></text:p>
      <text:p text:style-name="P2"><text:span text:style-name="T8"><text:tab/></text:span><text:span text:style-name="T15">if</text:span><text:span text:style-name="T8"> (V_Va || V_Vb || V_Vc || V_Vd % 12 == nota) std::cout </text:span><text:span text:style-name="T17">&lt;&lt;</text:span><text:span text:style-name="T8"> </text:span><text:span text:style-name="T13">"V/V\n"</text:span><text:span text:style-name="T8">;</text:span></text:p>
      <text:p text:style-name="P2"><text:span text:style-name="T8"><text:tab/></text:span><text:span text:style-name="T15">if</text:span><text:span text:style-name="T8"> (VII_Va || VII_Vb || VII_Vc || VII_Vd % 12 == nota) std::cout </text:span><text:span text:style-name="T17">&lt;&lt;</text:span><text:span text:style-name="T8"> </text:span><text:span text:style-name="T13">"VII/V\n"</text:span><text:span text:style-name="T8">;</text:span></text:p>
      <text:p text:style-name="P2"><text:span text:style-name="T8"><text:tab/></text:span><text:span text:style-name="T15">if</text:span><text:span text:style-name="T8"> (V_VIa || V_VIb || V_VIc || V_VId % 12 == nota) std::cout </text:span><text:span text:style-name="T17">&lt;&lt;</text:span><text:span text:style-name="T8"> </text:span><text:span text:style-name="T13">"V/VI\n"</text:span><text:span text:style-name="T8">;</text:span></text:p>
      <text:p text:style-name="P2"><text:span text:style-name="T8"><text:tab/></text:span><text:span text:style-name="T15">if</text:span><text:span text:style-name="T8"> (VII_VIa || VII_VIb || VII_VIc || VII_VId % 12 == nota) std::cout </text:span><text:span text:style-name="T17">&lt;&lt;</text:span><text:span text:style-name="T8"> </text:span><text:span text:style-name="T13">"VII/VI\n"</text:span><text:span text:style-name="T8">;</text:span></text:p>
      <text:p text:style-name="P4"/>
      <text:p text:style-name="P4"/>
      <text:p text:style-name="P4"/>
      <text:p text:style-name="P2"><text:span text:style-name="T8"><text:tab/>system(</text:span><text:span text:style-name="T13">"PAUSE"</text:span><text:span text:style-name="T8">);</text:span></text:p>
      <text:p text:style-name="P2"><text:span text:style-name="T8"><text:tab/></text:span><text:span text:style-name="T15">return</text:span><text:span text:style-name="T8"> 0;</text:span></text:p>
      <text:p text:style-name="Standard"><text:span text:style-name="T8">}</text:span></text:p>
      <text:p text:style-name="P1"/>
      <text:p text:style-name="P1"/>
      <text:p text:style-name="P2"><text:span text:style-name="T18">#include</text:span><text:span text:style-name="T8"> </text:span><text:span text:style-name="T13">&lt;iostream&gt;</text:span></text:p>
      <text:p text:style-name="P2"><text:span text:style-name="T18">#include</text:span><text:span text:style-name="T8"> </text:span><text:span text:style-name="T13">&lt;string&gt;</text:span></text:p>
      <text:p text:style-name="P4"/>
      <text:p text:style-name="P2"><text:span text:style-name="T15">int</text:span><text:span text:style-name="T8"> main()</text:span></text:p>
      <text:p text:style-name="P2"><text:span text:style-name="T8">{</text:span></text:p>
      <text:p text:style-name="P2"><text:span text:style-name="T8"><text:tab/>std::</text:span><text:span text:style-name="T11">string</text:span><text:span text:style-name="T8"> tonalidad</text:span></text:p>
      <text:p text:style-name="P2"><text:span text:style-name="T8"><text:tab/><text:tab/></text:span><text:span text:style-name="T14">int</text:span><text:span text:style-name="T9"> tono</text:span></text:p>
      <text:p text:style-name="P2"><text:span text:style-name="T9"><text:tab/><text:tab/>TryAgain1 :</text:span></text:p>
      <text:p text:style-name="P2"><text:span text:style-name="T9"><text:tab/>std::cout &lt;&lt; </text:span><text:span text:style-name="T12">"Introduzca la tonalidad\n"</text:span><text:span text:style-name="T9">;</text:span></text:p>
      <text:p text:style-name="P2"><text:span text:style-name="T9"><text:tab/>std::cin </text:span><text:span text:style-name="T16">&gt;&gt;</text:span><text:span text:style-name="T9"> tonalidad;</text:span></text:p>
      <text:p text:style-name="P2"><text:span text:style-name="T9"><text:tab/></text:span><text:span text:style-name="T14">if</text:span><text:span text:style-name="T9"> (tonalidad </text:span><text:span text:style-name="T16">==</text:span><text:span text:style-name="T9"> </text:span><text:span text:style-name="T12">"b#"</text:span><text:span text:style-name="T9"> || </text:span><text:span text:style-name="T12">"c"</text:span><text:span text:style-name="T9"> || </text:span><text:span text:style-name="T12">"dbb"</text:span><text:span text:style-name="T9">) tono = 0;</text:span></text:p>
      <text:p text:style-name="P2"><text:soft-page-break/><text:span text:style-name="T9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c#"</text:span><text:span text:style-name="T8"> || </text:span><text:span text:style-name="T13">"db"</text:span><text:span text:style-name="T8">)tono = 1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c##"</text:span><text:span text:style-name="T8"> || </text:span><text:span text:style-name="T13">"d"</text:span><text:span text:style-name="T8"> || </text:span><text:span text:style-name="T13">"ebb"</text:span><text:span text:style-name="T8">) tono = 2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d#"</text:span><text:span text:style-name="T8"> || </text:span><text:span text:style-name="T13">"eb"</text:span><text:span text:style-name="T8">) tono = 3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d##"</text:span><text:span text:style-name="T8"> || </text:span><text:span text:style-name="T13">"e"</text:span><text:span text:style-name="T8"> || </text:span><text:span text:style-name="T13">"fb"</text:span><text:span text:style-name="T8">) tono = 4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e#"</text:span><text:span text:style-name="T8"> || </text:span><text:span text:style-name="T13">"f"</text:span><text:span text:style-name="T8"> || </text:span><text:span text:style-name="T13">"gbb"</text:span><text:span text:style-name="T8">) tono = 5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f#"</text:span><text:span text:style-name="T8"> || </text:span><text:span text:style-name="T13">"gb"</text:span><text:span text:style-name="T8">) tono = 6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f##"</text:span><text:span text:style-name="T8"> || </text:span><text:span text:style-name="T13">"g"</text:span><text:span text:style-name="T8"> || </text:span><text:span text:style-name="T13">"abb"</text:span><text:span text:style-name="T8">) tono = 7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g#"</text:span><text:span text:style-name="T8"> || </text:span><text:span text:style-name="T13">"ab"</text:span><text:span text:style-name="T8">) tono = 8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g##"</text:span><text:span text:style-name="T8"> || </text:span><text:span text:style-name="T13">"a"</text:span><text:span text:style-name="T8"> || </text:span><text:span text:style-name="T13">"bbb"</text:span><text:span text:style-name="T8">) tono = 9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a#"</text:span><text:span text:style-name="T8"> || </text:span><text:span text:style-name="T13">"bb"</text:span><text:span text:style-name="T8">) tono = 10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tonalidad </text:span><text:span text:style-name="T17">==</text:span><text:span text:style-name="T8"> </text:span><text:span text:style-name="T13">"a##"</text:span><text:span text:style-name="T8"> || </text:span><text:span text:style-name="T13">"b"</text:span><text:span text:style-name="T8"> || </text:span><text:span text:style-name="T13">"cb"</text:span><text:span text:style-name="T8">) tono = 11;</text:span></text:p>
      <text:p text:style-name="P2"><text:span text:style-name="T8"><text:tab/></text:span><text:span text:style-name="T14">else</text:span><text:span text:style-name="T9"> {</text:span></text:p>
      <text:p text:style-name="P2"><text:span text:style-name="T9"><text:tab/><text:tab/>std::cout </text:span><text:span text:style-name="T16">&lt;&lt;</text:span><text:span text:style-name="T9"> </text:span><text:span text:style-name="T12">"Tonalidad incorrectamente introducida\n"</text:span><text:span text:style-name="T9">;</text:span></text:p>
      <text:p text:style-name="P2"><text:span text:style-name="T9"><text:tab/><text:tab/></text:span><text:span text:style-name="T14">goto</text:span><text:span text:style-name="T9"> TryAgain1;</text:span></text:p>
      <text:p text:style-name="P2"><text:span text:style-name="T9"><text:tab/>}</text:span></text:p>
      <text:p text:style-name="P3"/>
      <text:p text:style-name="P2"><text:span text:style-name="T9"><text:tab/></text:span><text:span text:style-name="T14">int</text:span><text:span text:style-name="T9"> Ia = 0 + tono, Ib = 4 + tono, Ic = 7 + tono;</text:span></text:p>
      <text:p text:style-name="P2"><text:span text:style-name="T9"><text:tab/></text:span><text:span text:style-name="T14">int</text:span><text:span text:style-name="T9"> IIa = 2 + tono, IIb = 5 + tono, IIc = 9 + tono;</text:span></text:p>
      <text:p text:style-name="P2"><text:span text:style-name="T9"><text:tab/></text:span><text:span text:style-name="T14">int</text:span><text:span text:style-name="T9"> II6a = 1 + tono, II6b = 5 + tono, II6c = 8 + tono;</text:span></text:p>
      <text:p text:style-name="P2"><text:span text:style-name="T9"><text:tab/></text:span><text:span text:style-name="T14">int</text:span><text:span text:style-name="T9"> IVa = 5 + tono, IVb = 9 + tono, IVc = 0 + tono;</text:span></text:p>
      <text:p text:style-name="P2"><text:span text:style-name="T9"><text:tab/></text:span><text:span text:style-name="T14">int</text:span><text:span text:style-name="T9"> Va = 7 + tono, Vb = 11 + tono, Vc = 2 + tono, Vd = 5 + tono;</text:span></text:p>
      <text:p text:style-name="P2"><text:span text:style-name="T9"><text:tab/></text:span><text:span text:style-name="T14">int</text:span><text:span text:style-name="T9"> V9a = 7 + tono, V9b = 11 + tono, V9c = 5 + tono, V9d = 8 + tono;</text:span></text:p>
      <text:p text:style-name="P2"><text:span text:style-name="T9"><text:tab/></text:span><text:span text:style-name="T14">int</text:span><text:span text:style-name="T9"> VIa = 9 + tono, VIb = 0 + tono, VIc = 4 + tono;</text:span></text:p>
      <text:p text:style-name="P2"><text:span text:style-name="T9"><text:tab/></text:span><text:span text:style-name="T14">int</text:span><text:span text:style-name="T9"> VIIa = 11 + tono, VIIb = 2 + tono, VIIc = 5 + tono, VIId = 8 + tono;</text:span></text:p>
      <text:p text:style-name="P3"/>
      <text:p text:style-name="P2"><text:span text:style-name="T9"><text:tab/></text:span><text:span text:style-name="T14">int</text:span><text:span text:style-name="T9"> V_IIa = 9 + tono, V_IIb = 1 + tono, V_IIc = 4 + tono, V_IId = 7 + tono;</text:span></text:p>
      <text:p text:style-name="P2"><text:span text:style-name="T9"><text:tab/></text:span><text:span text:style-name="T14">int</text:span><text:span text:style-name="T9"> VII_IIa = 1 + tono, VII_IIb = 4 + tono, VII_IIc = 7 + tono, VII_IId = 10 + tono;</text:span></text:p>
      <text:p text:style-name="P2"><text:span text:style-name="T9"><text:tab/></text:span><text:span text:style-name="T14">int</text:span><text:span text:style-name="T9"> V_IVa = 0 + tono, V_IVb = 4 + tono, V_IVc = 7 + tono, V_IVd = 10 + tono;</text:span></text:p>
      <text:p text:style-name="P2"><text:span text:style-name="T9"><text:tab/></text:span><text:span text:style-name="T14">int</text:span><text:span text:style-name="T9"> VII_IVa = 4 + tono, VII_IVb = 7 + tono, VII_IVc = 10 + tono, VII_IVd = 1 + tono;</text:span></text:p>
      <text:p text:style-name="P2"><text:span text:style-name="T9"><text:tab/></text:span><text:span text:style-name="T14">int</text:span><text:span text:style-name="T9"> V_Va = 2 + tono, V_Vb = 6 + tono, V_Vc = 9 + tono, V_Vd = 0 + tono;</text:span></text:p>
      <text:p text:style-name="P2"><text:span text:style-name="T9"><text:tab/></text:span><text:span text:style-name="T14">int</text:span><text:span text:style-name="T9"> VII_Va = 6 + tono, VII_Vb = 9 + tono, VII_Vc = 0 + tono, VII_Vd = 3 + tono;</text:span></text:p>
      <text:p text:style-name="P2"><text:span text:style-name="T9"><text:tab/></text:span><text:span text:style-name="T14">int</text:span><text:span text:style-name="T9"> V_VIa = 4 + tono, V_VIb = 8 + tono, V_VIc = 11 + tono, V_VId = 2 + tono;</text:span></text:p>
      <text:p text:style-name="P2"><text:span text:style-name="T9"><text:tab/></text:span><text:span text:style-name="T14">int</text:span><text:span text:style-name="T9"> VII_VIa = 8 + tono, VII_VIb = 11 + tono, VII_VIc = 2 + tono, VII_VId = 5 + tono;</text:span></text:p>
      <text:p text:style-name="P3"/>
      <text:p text:style-name="P3"/>
      <text:p text:style-name="P2"><text:span text:style-name="T9"><text:tab/></text:span><text:span text:style-name="T8">std::</text:span><text:span text:style-name="T11">string</text:span><text:span text:style-name="T8"> notaletra</text:span></text:p>
      <text:p text:style-name="P2"><text:span text:style-name="T8"><text:tab/><text:tab/></text:span><text:span text:style-name="T15">int</text:span><text:span text:style-name="T8"> nota</text:span></text:p>
      <text:p text:style-name="P2"><text:span text:style-name="T8"><text:tab/><text:tab/>TryAgain :</text:span></text:p>
      <text:p text:style-name="P2"><text:span text:style-name="T8"><text:tab/></text:span><text:span text:style-name="T9">std::cout &lt;&lt; </text:span><text:span text:style-name="T12">"Introduzca la nota\n"</text:span><text:span text:style-name="T9">;</text:span></text:p>
      <text:p text:style-name="P2"><text:span text:style-name="T9"><text:tab/>std::cin </text:span><text:span text:style-name="T16">&gt;&gt;</text:span><text:span text:style-name="T9"> notaletra;</text:span></text:p>
      <text:p text:style-name="P2"><text:span text:style-name="T9"><text:tab/></text:span><text:span text:style-name="T14">if</text:span><text:span text:style-name="T9"> (notaletra </text:span><text:span text:style-name="T16">==</text:span><text:span text:style-name="T9"> </text:span><text:span text:style-name="T12">"b#"</text:span><text:span text:style-name="T9"> || </text:span><text:span text:style-name="T12">"c"</text:span><text:span text:style-name="T9"> || </text:span><text:span text:style-name="T12">"dbb"</text:span><text:span text:style-name="T9">) nota = 0;</text:span></text:p>
      <text:p text:style-name="P2"><text:span text:style-name="T9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c#"</text:span><text:span text:style-name="T8"> || </text:span><text:span text:style-name="T13">"db"</text:span><text:span text:style-name="T8">) nota = 1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c##"</text:span><text:span text:style-name="T8"> || </text:span><text:span text:style-name="T13">"d"</text:span><text:span text:style-name="T8"> || </text:span><text:span text:style-name="T13">"ebb"</text:span><text:span text:style-name="T8">) nota = 2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d#"</text:span><text:span text:style-name="T8"> || </text:span><text:span text:style-name="T13">"eb"</text:span><text:span text:style-name="T8">) nota = 3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d##"</text:span><text:span text:style-name="T8"> || </text:span><text:span text:style-name="T13">"e"</text:span><text:span text:style-name="T8"> || </text:span><text:span text:style-name="T13">"fb"</text:span><text:span text:style-name="T8">) nota = 4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e#"</text:span><text:span text:style-name="T8"> || </text:span><text:span text:style-name="T13">"f"</text:span><text:span text:style-name="T8"> || </text:span><text:span text:style-name="T13">"gbb"</text:span><text:span text:style-name="T8">) nota = 5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f#"</text:span><text:span text:style-name="T8"> || </text:span><text:span text:style-name="T13">"gb"</text:span><text:span text:style-name="T8">) nota = 6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f##"</text:span><text:span text:style-name="T8"> || </text:span><text:span text:style-name="T13">"g"</text:span><text:span text:style-name="T8"> || </text:span><text:span text:style-name="T13">"abb"</text:span><text:span text:style-name="T8">) nota = 7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g#"</text:span><text:span text:style-name="T8"> || </text:span><text:span text:style-name="T13">"ab"</text:span><text:span text:style-name="T8">) nota = 8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g##"</text:span><text:span text:style-name="T8"> || </text:span><text:span text:style-name="T13">"a"</text:span><text:span text:style-name="T8"> || </text:span><text:span text:style-name="T13">"bbb"</text:span><text:span text:style-name="T8">) nota = 9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a#"</text:span><text:span text:style-name="T8"> || </text:span><text:span text:style-name="T13">"bb"</text:span><text:span text:style-name="T8">) nota = 10;</text:span></text:p>
      <text:p text:style-name="P2"><text:span text:style-name="T8"><text:tab/></text:span><text:span text:style-name="T15">else</text:span><text:span text:style-name="T8"> </text:span><text:span text:style-name="T15">if</text:span><text:span text:style-name="T8"> (notaletra </text:span><text:span text:style-name="T17">==</text:span><text:span text:style-name="T8"> </text:span><text:span text:style-name="T13">"a##"</text:span><text:span text:style-name="T8"> || </text:span><text:span text:style-name="T13">"b"</text:span><text:span text:style-name="T8"> || </text:span><text:span text:style-name="T13">"cb"</text:span><text:span text:style-name="T8">) nota = 11;</text:span></text:p>
      <text:p text:style-name="P2"><text:span text:style-name="T8"><text:tab/></text:span><text:span text:style-name="T14">else</text:span><text:span text:style-name="T9"> {</text:span></text:p>
      <text:p text:style-name="P2"><text:span text:style-name="T9"><text:tab/><text:tab/>std::cout </text:span><text:span text:style-name="T16">&lt;&lt;</text:span><text:span text:style-name="T9"> </text:span><text:span text:style-name="T12">"Nota incorrectamente introducida\n"</text:span><text:span text:style-name="T9">;</text:span></text:p>
      <text:p text:style-name="P2"><text:soft-page-break/><text:span text:style-name="T9"><text:tab/><text:tab/></text:span><text:span text:style-name="T15">goto</text:span><text:span text:style-name="T8"> TryAgain;</text:span></text:p>
      <text:p text:style-name="P2"><text:span text:style-name="T8"><text:tab/>}</text:span></text:p>
      <text:p text:style-name="P4"/>
      <text:p text:style-name="P2"><text:span text:style-name="T8"><text:tab/></text:span><text:span text:style-name="T15">if</text:span><text:span text:style-name="T8"> (Ia || Ib || Ic % 12 == nota) std::cout </text:span><text:span text:style-name="T17">&lt;&lt;</text:span><text:span text:style-name="T8"> </text:span><text:span text:style-name="T13">"I\n"</text:span><text:span text:style-name="T8">;</text:span></text:p>
      <text:p text:style-name="P2"><text:span text:style-name="T8"><text:tab/></text:span><text:span text:style-name="T15">if</text:span><text:span text:style-name="T8"> (IIa || IIb || IIc % 12 == nota) std::cout </text:span><text:span text:style-name="T17">&lt;&lt;</text:span><text:span text:style-name="T8"> </text:span><text:span text:style-name="T13">"II\n"</text:span><text:span text:style-name="T8">;</text:span></text:p>
      <text:p text:style-name="P2"><text:span text:style-name="T8"><text:tab/></text:span><text:span text:style-name="T15">if</text:span><text:span text:style-name="T8"> (II6a || II6b || II6c % 12 == nota) std::cout </text:span><text:span text:style-name="T17">&lt;&lt;</text:span><text:span text:style-name="T8"> </text:span><text:span text:style-name="T13">"II6\n"</text:span><text:span text:style-name="T8">;</text:span></text:p>
      <text:p text:style-name="P2"><text:span text:style-name="T8"><text:tab/></text:span><text:span text:style-name="T15">if</text:span><text:span text:style-name="T8"> (IVa || IVb || IVc % 12 == nota) std::cout </text:span><text:span text:style-name="T17">&lt;&lt;</text:span><text:span text:style-name="T8"> </text:span><text:span text:style-name="T13">"IV\n"</text:span><text:span text:style-name="T8">;</text:span></text:p>
      <text:p text:style-name="P2"><text:span text:style-name="T8"><text:tab/></text:span><text:span text:style-name="T15">if</text:span><text:span text:style-name="T8"> (Va || Vb || Vc || Vd % 12 == nota) std::cout </text:span><text:span text:style-name="T17">&lt;&lt;</text:span><text:span text:style-name="T8"> </text:span><text:span text:style-name="T13">"V\n"</text:span><text:span text:style-name="T8">;</text:span></text:p>
      <text:p text:style-name="P2"><text:span text:style-name="T8"><text:tab/></text:span><text:span text:style-name="T15">if</text:span><text:span text:style-name="T8"> (V9a || V9b || V9c || V9d % 12 == nota) std::cout </text:span><text:span text:style-name="T17">&lt;&lt;</text:span><text:span text:style-name="T8"> </text:span><text:span text:style-name="T13">"V9\n"</text:span><text:span text:style-name="T8">;</text:span></text:p>
      <text:p text:style-name="P2"><text:span text:style-name="T8"><text:tab/></text:span><text:span text:style-name="T15">if</text:span><text:span text:style-name="T8"> (VIa || VIb || VIc % 12 == nota) std::cout </text:span><text:span text:style-name="T17">&lt;&lt;</text:span><text:span text:style-name="T8"> </text:span><text:span text:style-name="T13">"VI\n"</text:span><text:span text:style-name="T8">;</text:span></text:p>
      <text:p text:style-name="P2"><text:span text:style-name="T8"><text:tab/></text:span><text:span text:style-name="T15">if</text:span><text:span text:style-name="T8"> (VIIa || VIIb || VIIc || VIId % 12 == nota) std::cout </text:span><text:span text:style-name="T17">&lt;&lt;</text:span><text:span text:style-name="T8"> </text:span><text:span text:style-name="T13">"VII\n"</text:span><text:span text:style-name="T8">;</text:span></text:p>
      <text:p text:style-name="P4"/>
      <text:p text:style-name="P2"><text:span text:style-name="T8"><text:tab/></text:span><text:span text:style-name="T15">if</text:span><text:span text:style-name="T8"> (V_IIa || V_IIb || V_IIc || V_IId % 12 == nota) std::cout </text:span><text:span text:style-name="T17">&lt;&lt;</text:span><text:span text:style-name="T8"> </text:span><text:span text:style-name="T13">"V/II\n"</text:span><text:span text:style-name="T8">;</text:span></text:p>
      <text:p text:style-name="P2"><text:span text:style-name="T8"><text:tab/></text:span><text:span text:style-name="T15">if</text:span><text:span text:style-name="T8"> (VII_IIa || VII_IIb || VII_IIc || VII_IId % 12 == nota) std::cout </text:span><text:span text:style-name="T17">&lt;&lt;</text:span><text:span text:style-name="T8"> </text:span><text:span text:style-name="T13">"VII/II\n"</text:span><text:span text:style-name="T8">;</text:span></text:p>
      <text:p text:style-name="P2"><text:span text:style-name="T8"><text:tab/></text:span><text:span text:style-name="T15">if</text:span><text:span text:style-name="T8"> (V_IVa || V_IVb || V_IVc || V_IVd % 12 == nota) std::cout </text:span><text:span text:style-name="T17">&lt;&lt;</text:span><text:span text:style-name="T8"> </text:span><text:span text:style-name="T13">"V/IV\n"</text:span><text:span text:style-name="T8">;</text:span></text:p>
      <text:p text:style-name="P2"><text:span text:style-name="T8"><text:tab/></text:span><text:span text:style-name="T15">if</text:span><text:span text:style-name="T8"> (VII_IVa || VII_IVb || VII_IVc || VII_IVd % 12 == nota) std::cout </text:span><text:span text:style-name="T17">&lt;&lt;</text:span><text:span text:style-name="T8"> </text:span><text:span text:style-name="T13">"VII/IV\n"</text:span><text:span text:style-name="T8">;</text:span></text:p>
      <text:p text:style-name="P2"><text:span text:style-name="T8"><text:tab/></text:span><text:span text:style-name="T15">if</text:span><text:span text:style-name="T8"> (V_Va || V_Vb || V_Vc || V_Vd % 12 == nota) std::cout </text:span><text:span text:style-name="T17">&lt;&lt;</text:span><text:span text:style-name="T8"> </text:span><text:span text:style-name="T13">"V/V\n"</text:span><text:span text:style-name="T8">;</text:span></text:p>
      <text:p text:style-name="P2"><text:span text:style-name="T8"><text:tab/></text:span><text:span text:style-name="T15">if</text:span><text:span text:style-name="T8"> (VII_Va || VII_Vb || VII_Vc || VII_Vd % 12 == nota) std::cout </text:span><text:span text:style-name="T17">&lt;&lt;</text:span><text:span text:style-name="T8"> </text:span><text:span text:style-name="T13">"VII/V\n"</text:span><text:span text:style-name="T8">;</text:span></text:p>
      <text:p text:style-name="P2"><text:span text:style-name="T8"><text:tab/></text:span><text:span text:style-name="T15">if</text:span><text:span text:style-name="T8"> (V_VIa || V_VIb || V_VIc || V_VId % 12 == nota) std::cout </text:span><text:span text:style-name="T17">&lt;&lt;</text:span><text:span text:style-name="T8"> </text:span><text:span text:style-name="T13">"V/VI\n"</text:span><text:span text:style-name="T8">;</text:span></text:p>
      <text:p text:style-name="P2"><text:span text:style-name="T8"><text:tab/></text:span><text:span text:style-name="T15">if</text:span><text:span text:style-name="T8"> (VII_VIa || VII_VIb || VII_VIc || VII_VId % 12 == nota) std::cout </text:span><text:span text:style-name="T17">&lt;&lt;</text:span><text:span text:style-name="T8"> </text:span><text:span text:style-name="T13">"VII/VI\n"</text:span><text:span text:style-name="T8">;</text:span></text:p>
      <text:p text:style-name="P4"/>
      <text:p text:style-name="P4"/>
      <text:p text:style-name="P4"/>
      <text:p text:style-name="P2"><text:span text:style-name="T8"><text:tab/></text:span><text:span text:style-name="T9">system(</text:span><text:span text:style-name="T12">"PAUSE"</text:span><text:span text:style-name="T9">);</text:span></text:p>
      <text:p text:style-name="P2"><text:span text:style-name="T9"><text:tab/></text:span><text:span text:style-name="T14">return</text:span><text:span text:style-name="T9"> 0;</text:span></text:p>
      <text:p text:style-name="Standard"><text:span text:style-name="T9">}</text:span></text:p>
      <text:p text:style-name="P5">do mi sol</text:p>
      <text:p text:style-name="Standard">re fa la</text:p>
      <text:p text:style-name="Standard">reb fa lab</text:p>
      <text:p text:style-name="Standard">fa la do</text:p>
      <text:p text:style-name="Standard">sol si re fa</text:p>
      <text:p text:style-name="Standard">sol re fa lab</text:p>
      <text:p text:style-name="Standard">la do mi</text:p>
      <text:p text:style-name="Standard">si re fa lab</text:p>
      <text:p text:style-name="Standard">la reb mi sol</text:p>
      <text:p text:style-name="Standard">reb mi sol sib</text:p>
      <text:p text:style-name="Standard">do mi sol sib</text:p>
      <text:p text:style-name="Standard">mi sol sib reb</text:p>
      <text:p text:style-name="Standard">re solb la do</text:p>
      <text:p text:style-name="Standard">solb la do mib</text:p>
      <text:p text:style-name="Standard">mi lab si mib<text:bookmark text:name="_GoBack"/></text:p>
      <text:p text:style-name="Standard">lab si mib f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A RUBIO MADRIGAL</meta:initial-creator>
    <dc:creator>CELIA RUBIO MADRIGAL</dc:creator>
    <meta:editing-cycles>3</meta:editing-cycles>
    <meta:creation-date>2017-10-04T14:24:00</meta:creation-date>
    <dc:date>2017-11-03T21:28:00</dc:date>
    <meta:editing-duration>PT5H47M</meta:editing-duration>
    <meta:generator>LibreOffice/6.0.7.3.0$Linux_X86_64 LibreOffice_project/00$Build-3</meta:generator>
    <meta:document-statistic meta:table-count="0" meta:image-count="0" meta:object-count="0" meta:page-count="6" meta:paragraph-count="200" meta:word-count="2003" meta:character-count="8611" meta:non-whitespace-character-count="66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